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9518e" officeooo:paragraph-rsid="0009518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9518e" officeooo:paragraph-rsid="0009518e"/>
    </style:style>
    <style:style style:name="P3" style:family="paragraph" style:parent-style-name="Standard">
      <style:text-properties officeooo:rsid="000b2512" officeooo:paragraph-rsid="000b2512"/>
    </style:style>
    <style:style style:name="P4" style:family="paragraph" style:parent-style-name="Standard">
      <style:text-properties officeooo:rsid="000b2512" officeooo:paragraph-rsid="000b2512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9518e" officeooo:paragraph-rsid="0009518e"/>
    </style:style>
    <style:style style:name="P6" style:family="paragraph" style:parent-style-name="Standard">
      <style:text-properties officeooo:rsid="0009518e" officeooo:paragraph-rsid="0009518e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3</text:p>
      <text:p text:style-name="P1">Постановка задачи №1</text:p>
      <text:p text:style-name="P1">Даны два целых числа: А, В. Проверить истинность высказывания «Числа А и В имеют одинаковую четность» </text:p>
      <text:p text:style-name="P1">Текст программы:</text:p>
      <text:p text:style-name="P2"><text:span text:style-name="T7">print</text:span><text:span text:style-name="T3">(</text:span><text:span text:style-name="T9">'Введите первое число: <text:s/>'</text:span><text:span text:style-name="T3">)</text:span><text:line-break/><text:span text:style-name="T7">print</text:span><text:span text:style-name="T3">(</text:span><text:span text:style-name="T9">'Введите второе число: <text:s/>'</text:span><text:span text:style-name="T3">)</text:span><text:line-break/><text:span text:style-name="T3">A = </text:span><text:span text:style-name="T7">int</text:span><text:span text:style-name="T3">(</text:span><text:span text:style-name="T7">input</text:span><text:span text:style-name="T3">())</text:span><text:line-break/><text:span text:style-name="T3">B = </text:span><text:span text:style-name="T7">int</text:span><text:span text:style-name="T3">(</text:span><text:span text:style-name="T7">input</text:span><text:span text:style-name="T3">())</text:span><text:line-break/><text:span text:style-name="T3">a1 = (A%</text:span><text:span text:style-name="T5">2</text:span><text:span text:style-name="T3">)==</text:span><text:span text:style-name="T5">0</text:span><text:line-break/><text:span text:style-name="T3">b1 = (B%</text:span><text:span text:style-name="T5">2</text:span><text:span text:style-name="T3">)==</text:span><text:span text:style-name="T5">0</text:span><text:line-break/><text:span text:style-name="T3">x = (a1 == b1)</text:span><text:line-break/><text:span text:style-name="T7">print</text:span><text:span text:style-name="T3">(</text:span><text:span text:style-name="T9">"A четно: "</text:span><text:span text:style-name="T1">, </text:span><text:span text:style-name="T3">a1)</text:span><text:line-break/><text:span text:style-name="T7">print</text:span><text:span text:style-name="T3">(</text:span><text:span text:style-name="T9">"B четно: "</text:span><text:span text:style-name="T1">, </text:span><text:span text:style-name="T3">b1)</text:span><text:line-break/><text:span text:style-name="T7">print</text:span><text:span text:style-name="T3">(</text:span><text:span text:style-name="T9">"У чисел А и В одинаковая четность: "</text:span><text:span text:style-name="T1">, </text:span><text:span text:style-name="T3">x)</text:span></text:p>
      <text:p text:style-name="P1">Протокол работы программы:</text:p>
      <text:p text:style-name="P1">/home/student/Документы/Student/ИС-23/Proj_1sem_Koroleva/PZ_3/PZ_3_1.py </text:p>
      <text:p text:style-name="P1">Введите первое число: <text:s/></text:p>
      <text:p text:style-name="P1">Введите второе число: <text:s/></text:p>
      <text:p text:style-name="P1">33</text:p>
      <text:p text:style-name="P1">44</text:p>
      <text:p text:style-name="P1">A четно: <text:s/>False</text:p>
      <text:p text:style-name="P1">B четно: <text:s/>True</text:p>
      <text:p text:style-name="P1">У чисел А и В одинаковая четность: <text:s/>False</text:p>
      <text:p text:style-name="P1"/>
      <text:p text:style-name="P1">Process finished with exit code 0</text:p>
      <text:p text:style-name="P1"/>
      <text:p text:style-name="P1">Постановка задачи №2</text:p>
      <text:p text:style-name="P1">Дано целое число, лежащее в диапазоне 1-999. Вывести его в строку-описание вида «Четное двузначное число», «Нечетное трехзначное число» и т. д.</text:p>
      <text:p text:style-name="P1">Текст программы:</text:p>
      <text:p text:style-name="P2"><text:span text:style-name="T3">i = </text:span><text:span text:style-name="T7">int</text:span><text:span text:style-name="T3">(</text:span><text:span text:style-name="T7">input</text:span><text:span text:style-name="T3">( </text:span><text:span text:style-name="T9">"Введите число" </text:span><text:span text:style-name="T3">))</text:span><text:line-break/><text:span text:style-name="T1">for </text:span><text:span text:style-name="T3">i </text:span><text:span text:style-name="T1">in </text:span><text:span text:style-name="T7">range</text:span><text:span text:style-name="T3">(</text:span><text:span text:style-name="T5">1</text:span><text:span text:style-name="T1">, </text:span><text:span text:style-name="T5">999</text:span><text:span text:style-name="T3">):</text:span><text:line-break/><text:span text:style-name="T3"> <text:s text:c="2"/></text:span><text:span text:style-name="T1">if </text:span><text:span text:style-name="T3">i%</text:span><text:span text:style-name="T5">2 </text:span><text:span text:style-name="T3">== </text:span><text:span text:style-name="T5">0</text:span><text:span text:style-name="T3">:</text:span><text:line-break/><text:span text:style-name="T3"> <text:s text:c="6"/>ans = </text:span><text:span text:style-name="T9">"четное"</text:span><text:line-break/><text:span text:style-name="T9"> <text:s text:c="2"/></text:span><text:span text:style-name="T1">else</text:span><text:span text:style-name="T3">:</text:span><text:line-break/><text:span text:style-name="T3"> <text:s text:c="6"/>ans = </text:span><text:span text:style-name="T9">"нечетное"</text:span><text:line-break/><text:span text:style-name="T9"> <text:s text:c="2"/></text:span><text:span text:style-name="T1">if </text:span><text:span text:style-name="T7">len</text:span><text:span text:style-name="T3">(</text:span><text:span text:style-name="T7">str</text:span><text:span text:style-name="T3">(i)) == </text:span><text:span text:style-name="T5">1</text:span><text:span text:style-name="T3">:</text:span><text:line-break/><text:span text:style-name="T3"> <text:s text:c="6"/>ans2 = </text:span><text:span text:style-name="T9">"однозначное"</text:span><text:line-break/><text:span text:style-name="T9"> <text:s text:c="2"/></text:span><text:span text:style-name="T1">elif </text:span><text:span text:style-name="T7">len</text:span><text:span text:style-name="T3">(</text:span><text:span text:style-name="T7">str</text:span><text:span text:style-name="T3">(i)) == </text:span><text:span text:style-name="T5">2</text:span><text:span text:style-name="T3">:</text:span><text:line-break/><text:span text:style-name="T3"> <text:s text:c="6"/>ans2 = </text:span><text:span text:style-name="T9">"двухзначное"</text:span><text:line-break/><text:span text:style-name="T9"> <text:s text:c="2"/></text:span><text:span text:style-name="T1">elif </text:span><text:span text:style-name="T7">len</text:span><text:span text:style-name="T3">(</text:span><text:span text:style-name="T7">str</text:span><text:span text:style-name="T3">(i)) == </text:span><text:span text:style-name="T5">3</text:span><text:span text:style-name="T3">:</text:span><text:line-break/><text:span text:style-name="T3"> <text:s text:c="6"/>ans2 = </text:span><text:span text:style-name="T9">"трехзначное"</text:span><text:line-break/><text:span text:style-name="T7">print</text:span><text:span text:style-name="T3">(ans2</text:span><text:span text:style-name="T1">, </text:span><text:span text:style-name="T3">ans)</text:span><text:line-break/></text:p>
      <text:p text:style-name="P3">Протокол работы программы:</text:p>
      <text:p text:style-name="P3">/home/student/Документы/Student/ИС-23/Proj_1sem_Koroleva/PZ_3/PZ_3_2.py </text:p>
      <text:p text:style-name="P3">Введите число: 666</text:p>
      <text:p text:style-name="P3">трехзначное четное</text:p>
      <text:p text:style-name="P3"/>
      <text:p text:style-name="P3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8T16:04:07.223114295</dc:date>
    <meta:editing-cycles>4</meta:editing-cycles>
    <meta:editing-duration>PT42M49S</meta:editing-duration>
    <meta:document-statistic meta:table-count="0" meta:image-count="0" meta:object-count="0" meta:page-count="1" meta:paragraph-count="24" meta:word-count="184" meta:character-count="1300" meta:non-whitespace-character-count="1077"/>
    <meta:user-defined meta:name="Поле 1"/>
    <meta:user-defined meta:name="Поле 2"/>
    <meta:user-defined meta:name="Поле 3"/>
    <meta:user-defined meta:name="Поле 4"/>
  </office:meta>
</office:document-meta>
</file>